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fo:background-color="#81d41a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анал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Г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би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Мб</text:p>
          </table:table-cell>
          <table:table-cell table:formula="of:=[.C5]*2^23" office:value-type="float" office:value="419430400" calcext:value-type="float">
            <text:p>419430400</text:p>
          </table:table-cell>
          <table:table-cell office:value-type="string" calcext:value-type="string">
            <text:p>бит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E5]/([.C2]*[.C3]*[.C4])" office:value-type="float" office:value="148.607709750567" calcext:value-type="float">
            <text:p>148,607709750567</text:p>
          </table:table-cell>
          <table:table-cell office:value-type="string" calcext:value-type="string">
            <text:p>сек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7]/60" office:value-type="float" office:value="2.47679516250945" calcext:value-type="float">
            <text:p>2</text:p>
          </table:table-cell>
          <table:table-cell table:style-name="ce2" office:value-type="string" calcext:value-type="string">
            <text:p>мин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15:16:27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4-03-12T15:19:57.811000000</dc:date>
    <meta:editing-duration>PT3M50S</meta:editing-duration>
    <meta:editing-cycles>2</meta:editing-cycles>
    <meta:document-statistic meta:table-count="1" meta:cell-count="18" meta:object-count="0"/>
  </office:meta>
</office:document-meta>
</file>